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701cm" svg:height="1.663cm" svg:x="4.232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701cm" svg:height="1.663cm" svg:x="9.032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701cm" svg:height="1.663cm" svg:x="14.232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01cm" svg:height="1.663cm" svg:x="6.432cm" svg:y="8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1.701cm" svg:height="1.663cm" svg:x="12.732cm" svg:y="9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1.701cm" svg:height="1.663cm" svg:x="17.432cm" svg:y="9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" draw:id="id13" draw:layer="layout" svg:width="1.701cm" svg:height="1.663cm" svg:x="14.932cm" svg:y="14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" draw:id="id14" draw:layer="layout" svg:width="1.701cm" svg:height="1.663cm" svg:x="15.332cm" svg:y="18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701cm" svg:height="1.663cm" svg:x="4.032cm" svg:y="12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1.701cm" svg:height="1.663cm" svg:x="8.832cm" svg:y="12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701cm" svg:height="1.663cm" svg:x="6.432cm" svg:y="17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9" draw:id="id9" draw:layer="layout" svg:width="1.701cm" svg:height="1.663cm" svg:x="4.032cm" svg:y="21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1.701cm" svg:height="1.663cm" svg:x="8.832cm" svg:y="21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9.181cm" svg:y1="3.16cm" svg:x2="5.684cm" svg:y2="5.483cm" draw:start-shape="id1" draw:start-glue-point="7" draw:end-shape="id2" draw:end-glue-point="11" svg:d="M9181 3160l-3497 2323" svg:viewBox="0 0 3498 2324">
          <text:p/>
        </draw:connector>
        <draw:connector draw:style-name="gr4" draw:text-style-name="P2" draw:layer="layout" draw:type="line" svg:x1="9.783cm" svg:y1="3.403cm" svg:x2="9.883cm" svg:y2="5.24cm" draw:start-shape="id1" draw:start-glue-point="8" draw:end-shape="id3" draw:end-glue-point="4" svg:d="M9783 3403l100 1837" svg:viewBox="0 0 101 1838">
          <text:p/>
        </draw:connector>
        <draw:connector draw:style-name="gr4" draw:text-style-name="P2" draw:layer="layout" draw:type="line" svg:x1="10.384cm" svg:y1="3.16cm" svg:x2="14.481cm" svg:y2="5.483cm" draw:start-shape="id1" draw:start-glue-point="9" draw:end-shape="id4" draw:end-glue-point="5" svg:d="M10384 3160l4097 2323" svg:viewBox="0 0 4098 2324">
          <text:p/>
        </draw:connector>
        <draw:connector draw:style-name="gr4" draw:text-style-name="P2" draw:layer="layout" draw:type="line" svg:x1="5.083cm" svg:y1="6.903cm" svg:x2="6.681cm" svg:y2="9.083cm" draw:start-shape="id2" draw:start-glue-point="8" draw:end-shape="id5" draw:end-glue-point="5" svg:d="M5083 6903l1598 2180" svg:viewBox="0 0 1599 2181">
          <text:p/>
        </draw:connector>
        <draw:connector draw:style-name="gr4" draw:text-style-name="P2" draw:layer="layout" draw:type="line" svg:x1="9.281cm" svg:y1="6.66cm" svg:x2="7.283cm" svg:y2="8.84cm" draw:start-shape="id3" draw:start-glue-point="7" draw:end-shape="id5" draw:end-glue-point="4" svg:d="M9281 6660l-1998 2180" svg:viewBox="0 0 1999 2181">
          <text:p/>
        </draw:connector>
        <draw:connector draw:style-name="gr4" draw:text-style-name="P2" draw:layer="layout" draw:type="line" svg:x1="14.481cm" svg:y1="6.66cm" svg:x2="7.884cm" svg:y2="9.083cm" draw:start-shape="id4" draw:start-glue-point="7" draw:end-shape="id5" draw:end-glue-point="11" svg:d="M14481 6660l-6597 2423" svg:viewBox="0 0 6598 2424">
          <text:p/>
        </draw:connector>
        <draw:connector draw:style-name="gr4" draw:text-style-name="P2" draw:layer="layout" draw:type="line" svg:x1="6.681cm" svg:y1="10.26cm" svg:x2="4.883cm" svg:y2="12.94cm" draw:start-shape="id5" draw:start-glue-point="7" draw:end-shape="id6" draw:end-glue-point="4" svg:d="M6681 10260l-1798 2680" svg:viewBox="0 0 1799 2681">
          <text:p/>
        </draw:connector>
        <draw:connector draw:style-name="gr4" draw:text-style-name="P2" draw:layer="layout" draw:type="line" svg:x1="7.884cm" svg:y1="10.26cm" svg:x2="9.683cm" svg:y2="12.94cm" draw:start-shape="id5" draw:start-glue-point="9" draw:end-shape="id7" draw:end-glue-point="4" svg:d="M7884 10260l1799 2680" svg:viewBox="0 0 1800 2681">
          <text:p/>
        </draw:connector>
        <draw:connector draw:style-name="gr4" draw:text-style-name="P2" draw:layer="layout" draw:type="line" svg:x1="4.883cm" svg:y1="14.603cm" svg:x2="6.681cm" svg:y2="17.583cm" draw:start-shape="id6" draw:start-glue-point="8" draw:end-shape="id8" draw:end-glue-point="5" svg:d="M4883 14603l1798 2980" svg:viewBox="0 0 1799 2981">
          <text:p/>
        </draw:connector>
        <draw:connector draw:style-name="gr4" draw:text-style-name="P2" draw:layer="layout" draw:type="line" svg:x1="9.683cm" svg:y1="14.603cm" svg:x2="7.884cm" svg:y2="17.583cm" draw:start-shape="id7" draw:start-glue-point="8" draw:end-shape="id8" draw:end-glue-point="11" svg:d="M9683 14603l-1799 2980" svg:viewBox="0 0 1800 2981">
          <text:p/>
        </draw:connector>
        <draw:connector draw:style-name="gr4" draw:text-style-name="P2" draw:layer="layout" draw:type="line" svg:x1="6.681cm" svg:y1="18.76cm" svg:x2="4.883cm" svg:y2="21.64cm" draw:start-shape="id8" draw:start-glue-point="7" draw:end-shape="id9" draw:end-glue-point="4" svg:d="M6681 18760l-1798 2880" svg:viewBox="0 0 1799 2881">
          <text:p/>
        </draw:connector>
        <draw:connector draw:style-name="gr4" draw:text-style-name="P2" draw:layer="layout" draw:type="line" svg:x1="7.884cm" svg:y1="18.76cm" svg:x2="9.683cm" svg:y2="21.64cm" draw:start-shape="id8" draw:start-glue-point="9" draw:end-shape="id10" draw:end-glue-point="4" svg:d="M7884 18760l1799 2880" svg:viewBox="0 0 1800 2881">
          <text:p/>
        </draw:connector>
        <draw:connector draw:style-name="gr4" draw:text-style-name="P2" draw:layer="layout" draw:type="line" svg:x1="15.083cm" svg:y1="6.903cm" svg:x2="13.583cm" svg:y2="9.84cm" draw:start-shape="id4" draw:start-glue-point="8" draw:end-shape="id11" draw:end-glue-point="4" svg:d="M15083 6903l-1500 2937" svg:viewBox="0 0 1501 2938">
          <text:p/>
        </draw:connector>
        <draw:connector draw:style-name="gr4" draw:text-style-name="P2" draw:layer="layout" draw:type="line" svg:x1="15.684cm" svg:y1="6.66cm" svg:x2="18.283cm" svg:y2="9.84cm" draw:start-shape="id4" draw:start-glue-point="9" draw:end-shape="id12" draw:end-glue-point="4" svg:d="M15684 6660l2599 3180" svg:viewBox="0 0 2600 3181">
          <text:p/>
        </draw:connector>
        <draw:connector draw:style-name="gr4" draw:text-style-name="P2" draw:layer="layout" draw:type="line" svg:x1="12.981cm" svg:y1="11.26cm" svg:x2="10.284cm" svg:y2="13.183cm" draw:start-shape="id11" draw:start-glue-point="7" draw:end-shape="id7" draw:end-glue-point="11" svg:d="M12981 11260l-2697 1923" svg:viewBox="0 0 2698 1924">
          <text:p/>
        </draw:connector>
        <draw:connector draw:style-name="gr4" draw:text-style-name="P2" draw:layer="layout" draw:type="line" svg:x1="13.583cm" svg:y1="11.503cm" svg:x2="15.783cm" svg:y2="14.44cm" draw:start-shape="id11" draw:start-glue-point="8" draw:end-shape="id13" draw:end-glue-point="4" svg:d="M13583 11503l2200 2937" svg:viewBox="0 0 2201 2938">
          <text:p/>
        </draw:connector>
        <draw:connector draw:style-name="gr4" draw:text-style-name="P2" draw:layer="layout" draw:type="line" svg:x1="15.783cm" svg:y1="16.103cm" svg:x2="16.183cm" svg:y2="18.94cm" draw:start-shape="id13" draw:start-glue-point="8" draw:end-shape="id14" draw:end-glue-point="4" svg:d="M15783 16103l400 2837" svg:viewBox="0 0 401 2838">
          <text:p/>
        </draw:connector>
        <draw:connector draw:style-name="gr4" draw:text-style-name="P2" draw:layer="layout" draw:type="line" svg:x1="17.432cm" svg:y1="10.672cm" svg:x2="14.433cm" svg:y2="10.672cm" draw:start-shape="id12" draw:start-glue-point="6" draw:end-shape="id11" draw:end-glue-point="10" svg:d="M17432 10672h-2999" svg:viewBox="0 0 3000 1">
          <text:p/>
        </draw:connector>
        <draw:connector draw:style-name="gr4" draw:text-style-name="P2" draw:layer="layout" draw:type="curve" svg:x1="18.283cm" svg:y1="11.503cm" svg:x2="17.033cm" svg:y2="19.772cm" draw:start-shape="id12" draw:start-glue-point="8" draw:end-shape="id14" draw:end-glue-point="10" svg:d="M18283 11503c0 5513-416 8269-1250 8269" svg:viewBox="0 0 1251 8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5T14:09:13.502571174</dc:date>
    <dc:creator>elucterio </dc:creator>
    <meta:editing-duration>PT6M5S</meta:editing-duration>
    <meta:editing-cycles>9</meta:editing-cycles>
    <meta:generator>LibreOffice/4.2.8.2$Linux_X86_64 LibreOffice_project/420m0$Build-2</meta:generator>
    <meta:document-statistic meta:object-count="33"/>
  </office:meta>
</office:document-meta>
</file>